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ArialMT" svg:font-family="ArialMT"/>
    <style:font-face style:name="CMBX12" svg:font-family="CMBX12"/>
    <style:font-face style:name="CMR12" svg:font-family="CMR12"/>
    <style:font-face style:name="CMTT10" svg:font-family="CMTT10"/>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Preformatted_20_Text">
      <style:text-properties style:font-name="Times New Roman" fo:font-size="12pt" style:font-size-asian="12pt" style:font-size-complex="12pt"/>
    </style:style>
    <style:style style:name="P7"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8" style:family="paragraph" style:parent-style-name="Preformatted_20_Text">
      <style:paragraph-properties fo:text-align="start" style:justify-single-word="false"/>
      <style:text-properties style:font-name="Times New Roman" fo:font-size="12pt" fo:font-weight="normal" officeooo:rsid="00209118" officeooo:paragraph-rsid="00209118" style:font-size-asian="12pt" style:font-weight-asian="normal" style:font-size-complex="12pt" style:font-weight-complex="normal"/>
    </style:style>
    <style:style style:name="P9" style:family="paragraph" style:parent-style-name="Standard">
      <style:text-properties style:font-name="Times New Roman" fo:font-size="12pt" style:font-size-asian="12pt" style:font-size-complex="12pt"/>
    </style:style>
    <style:style style:name="P10" style:family="paragraph" style:parent-style-name="Text_20_body">
      <style:text-properties style:font-name="Times New Roman" fo:font-size="12pt" fo:background-color="#ffffff" style:font-size-asian="12pt" style:font-size-complex="12pt"/>
    </style:style>
    <style:style style:name="P11" style:family="paragraph" style:parent-style-name="Text_20_body" style:list-style-name="L2">
      <style:paragraph-properties fo:line-height="100%"/>
      <style:text-properties style:font-name="Times New Roman" fo:font-size="12pt" officeooo:paragraph-rsid="001fe637" fo:background-color="#ffffff" style:font-size-asian="12pt" style:font-size-complex="12pt"/>
    </style:style>
    <style:style style:name="P12"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3" style:family="paragraph" style:parent-style-name="Text_20_body">
      <style:paragraph-properties fo:margin-top="0cm" fo:margin-bottom="0cm" style:contextual-spacing="false" fo:line-height="100%"/>
      <style:text-properties style:font-name="Times New Roman" fo:font-size="12pt" officeooo:paragraph-rsid="001fe637" style:font-size-asian="12pt" style:font-size-complex="12pt"/>
    </style:style>
    <style:style style:name="P14" style:family="paragraph" style:parent-style-name="Text_20_body" style:list-style-name="L3">
      <style:paragraph-properties fo:line-height="100%"/>
      <style:text-properties style:font-name="Times New Roman" fo:font-size="12pt" officeooo:paragraph-rsid="001fe637" style:font-size-asian="12pt" style:font-size-complex="12pt"/>
    </style:style>
    <style:style style:name="P15" style:family="paragraph" style:parent-style-name="Text_20_body" style:list-style-name="L5">
      <style:paragraph-properties fo:margin-top="0cm" fo:margin-bottom="0cm" style:contextual-spacing="false" fo:line-height="100%"/>
      <style:text-properties style:font-name="Times New Roman" fo:font-size="12pt" officeooo:paragraph-rsid="001fe637" style:font-size-asian="12pt" style:font-size-complex="12pt"/>
    </style:style>
    <style:style style:name="P16" style:family="paragraph" style:parent-style-name="Text_20_body">
      <style:paragraph-properties fo:margin-top="0cm" fo:margin-bottom="0cm" style:contextual-spacing="false" fo:line-height="100%"/>
      <style:text-properties style:font-name="Times New Roman" fo:font-size="12pt" officeooo:rsid="001fe637" officeooo:paragraph-rsid="001fe637" style:font-size-asian="12pt" style:font-size-complex="12pt"/>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paragraph-properties fo:text-align="start" style:justify-single-word="false"/>
      <style:text-properties style:font-name="Times New Roman" fo:font-size="12pt" fo:font-weight="bold" officeooo:rsid="001b956a" officeooo:paragraph-rsid="001b956a" style:font-size-asian="12pt" style:font-weight-asian="bold" style:font-size-complex="12pt" style:font-weight-complex="bold"/>
    </style:style>
    <style:style style:name="P19" style:family="paragraph" style:parent-style-name="Text_20_body">
      <style:paragraph-properties fo:text-align="start" style:justify-single-word="false"/>
      <style:text-properties style:font-name="Times New Roman" fo:font-size="12pt" fo:font-weight="bold" officeooo:rsid="00209118" officeooo:paragraph-rsid="00209118" style:font-size-asian="12pt" style:font-weight-asian="bold" style:font-size-complex="12pt" style:font-weight-complex="bold"/>
    </style:style>
    <style:style style:name="P20" style:family="paragraph" style:parent-style-name="Text_20_body" style:list-style-name="L1">
      <style:paragraph-properties fo:margin-top="0cm" fo:margin-bottom="0cm" style:contextual-spacing="false" fo:line-height="100%"/>
      <style:text-properties fo:color="#263038" loext:opacity="100%" style:font-name="Times New Roman" fo:font-size="12pt" officeooo:paragraph-rsid="001fe637" fo:background-color="#ffffff" style:font-size-asian="12pt" style:font-size-complex="12pt"/>
    </style:style>
    <style:style style:name="P21" style:family="paragraph" style:parent-style-name="Text_20_body">
      <style:paragraph-properties fo:margin-top="0cm" fo:margin-bottom="0cm" style:contextual-spacing="false" fo:line-height="100%"/>
      <style:text-properties fo:color="#263038" loext:opacity="100%" style:font-name="Times New Roman" fo:font-size="12pt" officeooo:paragraph-rsid="001fe637" fo:background-color="#ffffff" style:font-size-asian="12pt" style:font-size-complex="12pt"/>
    </style:style>
    <style:style style:name="P22"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23"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officeooo:rsid="001fe637" style:font-name-asian="Times New Roman1" style:font-name-complex="Times New Roman1"/>
    </style:style>
    <style:style style:name="T6" style:family="text">
      <style:text-properties fo:font-variant="normal" fo:text-transform="none" fo:color="#000000" loext:opacity="100%" fo:letter-spacing="normal" fo:font-style="normal" officeooo:rsid="00209118" style:font-name-asian="Times New Roman1" style:font-name-complex="Times New Roman1"/>
    </style:style>
    <style:style style:name="T7"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8"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9" style:family="text">
      <style:text-properties fo:font-variant="normal" fo:text-transform="none" fo:color="#000000" loext:opacity="100%" style:font-name="Calibri"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10" style:family="text">
      <style:text-properties fo:font-variant="normal" fo:text-transform="none" fo:color="#000000" loext:opacity="100%" style:font-name="CMR12"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11" style:family="text">
      <style:text-properties fo:font-variant="normal" fo:text-transform="none" style:use-window-font-color="true" loext:opacity="0%" fo:letter-spacing="normal" fo:font-style="normal" fo:font-weight="normal" officeooo:rsid="001b956a" style:letter-kerning="true" style:font-name-asian="Times New Roman1" style:font-weight-asian="normal" style:font-name-complex="Times New Roman1" style:font-weight-complex="bold"/>
    </style:style>
    <style:style style:name="T12" style:family="text">
      <style:text-properties fo:font-variant="normal" fo:text-transform="none" fo:color="#263038" loext:opacity="100%" fo:letter-spacing="normal" fo:font-style="normal" fo:font-weight="normal" style:letter-kerning="true" fo:background-color="#ffffff" loext:char-shading-value="0" style:font-name-asian="Times New Roman1" style:font-weight-asian="normal" style:font-name-complex="Times New Roman1" style:font-weight-complex="bold"/>
    </style:style>
    <style:style style:name="T13" style:family="text">
      <style:text-properties fo:font-variant="normal" fo:text-transform="none" fo:color="#263038" loext:opacity="100%" fo:letter-spacing="normal" fo:font-style="normal" fo:font-weight="normal" officeooo:rsid="001b956a" style:letter-kerning="true" fo:background-color="#ffffff" loext:char-shading-value="0" style:font-name-asian="Times New Roman1" style:font-weight-asian="normal" style:font-name-complex="Times New Roman1" style:font-weight-complex="bold"/>
    </style:style>
    <style:style style:name="T14" style:family="text">
      <style:text-properties fo:font-variant="normal" fo:text-transform="none" fo:color="#263038" loext:opacity="100%" fo:letter-spacing="normal" fo:font-style="normal" style:letter-kerning="true" fo:background-color="#ffffff" loext:char-shading-value="0" style:font-name-asian="Times New Roman1" style:font-name-complex="Times New Roman1"/>
    </style:style>
    <style:style style:name="T15" style:family="text">
      <style:text-properties fo:font-variant="normal" fo:text-transform="none" fo:color="#263038" loext:opacity="100%" fo:letter-spacing="normal" fo:font-style="normal" officeooo:rsid="001b956a" style:letter-kerning="true" fo:background-color="#ffffff" loext:char-shading-value="0" style:font-name-asian="Times New Roman1" style:font-name-complex="Times New Roman1"/>
    </style:style>
    <style:style style:name="T16" style:family="text">
      <style:text-properties style:use-window-font-color="true" loext:opacity="0%" fo:letter-spacing="normal" fo:font-weight="normal" style:letter-kerning="true" fo:background-color="#ffffff" loext:char-shading-value="0" style:font-weight-asian="normal"/>
    </style:style>
    <style:style style:name="T17" style:family="text">
      <style:text-properties style:use-window-font-color="true" loext:opacity="0%" fo:letter-spacing="normal" fo:font-weight="normal" style:letter-kerning="true" fo:background-color="#ffffff" loext:char-shading-value="0" style:font-size-asian="12pt" style:font-weight-asian="normal" style:font-size-complex="12pt"/>
    </style:style>
    <style:style style:name="T18" style:family="text">
      <style:text-properties style:use-window-font-color="true" loext:opacity="0%" fo:letter-spacing="normal" fo:font-weight="bold" style:letter-kerning="true" style:font-weight-asian="bold"/>
    </style:style>
    <style:style style:name="T19" style:family="text">
      <style:text-properties style:use-window-font-color="true" loext:opacity="0%" fo:letter-spacing="normal" fo:font-weight="bold" officeooo:rsid="001fe637" style:letter-kerning="true" style:font-weight-asian="bold"/>
    </style:style>
    <style:style style:name="T20" style:family="text">
      <style:text-properties style:use-window-font-color="true" loext:opacity="0%" fo:letter-spacing="normal" fo:font-weight="bold" style:letter-kerning="true" style:font-size-asian="12pt" style:font-weight-asian="bold" style:font-size-complex="12pt"/>
    </style:style>
    <style:style style:name="T21" style:family="text">
      <style:text-properties style:use-window-font-color="true" loext:opacity="0%" fo:letter-spacing="normal" fo:font-weight="bold" officeooo:rsid="001fe637" style:letter-kerning="true" style:font-size-asian="12pt" style:font-weight-asian="bold" style:font-size-complex="12pt"/>
    </style:style>
    <style:style style:name="T22" style:family="text">
      <style:text-properties style:use-window-font-color="true" loext:opacity="0%" fo:letter-spacing="normal" fo:font-weight="bold" officeooo:rsid="001fe637" style:letter-kerning="true" fo:background-color="#ffffff" loext:char-shading-value="0" style:font-size-asian="12pt" style:font-weight-asian="bold" style:font-size-complex="12pt"/>
    </style:style>
    <style:style style:name="T23" style:family="text">
      <style:text-properties style:use-window-font-color="true" loext:opacity="0%" fo:letter-spacing="normal" fo:font-weight="bold" officeooo:rsid="001fe637" style:letter-kerning="true" fo:background-color="#ffffff" loext:char-shading-value="0" style:font-weight-asian="bold"/>
    </style:style>
    <style:style style:name="T24" style:family="text">
      <style:text-properties style:use-window-font-color="true" loext:opacity="0%" style:font-name="Calibri" fo:letter-spacing="normal" fo:font-weight="normal" style:letter-kerning="true" fo:background-color="#ffffff" loext:char-shading-value="0" style:font-weight-asian="normal"/>
    </style:style>
    <style:style style:name="T25" style:family="text">
      <style:text-properties style:use-window-font-color="true" loext:opacity="0%" style:font-name="Calibri" fo:letter-spacing="normal" fo:font-weight="bold" officeooo:rsid="001fe637" style:letter-kerning="true" fo:background-color="#ffffff" loext:char-shading-value="0" style:font-size-asian="12pt" style:font-weight-asian="bold" style:font-size-complex="12pt"/>
    </style:style>
    <style:style style:name="T26" style:family="text">
      <style:text-properties style:use-window-font-color="true" loext:opacity="0%" style:font-name="CMR12" fo:letter-spacing="normal" fo:font-weight="normal" style:letter-kerning="true" fo:background-color="#ffffff" loext:char-shading-value="0" style:font-size-asian="12pt" style:font-weight-asian="normal" style:font-size-complex="12pt"/>
    </style:style>
    <style:style style:name="T27" style:family="text">
      <style:text-properties fo:background-color="#ffffff" loext:char-shading-value="0"/>
    </style:style>
    <style:style style:name="T28" style:family="text">
      <style:text-properties fo:color="#263038" loext:opacity="100%"/>
    </style:style>
    <style:style style:name="T29" style:family="text">
      <style:text-properties fo:color="#263038" loext:opacity="100%" officeooo:rsid="001fe637"/>
    </style:style>
    <style:style style:name="T30" style:family="text">
      <style:text-properties fo:color="#263038" loext:opacity="100%" style:font-name="Calibri" fo:font-size="12pt"/>
    </style:style>
    <style:style style:name="T31" style:family="text">
      <style:text-properties fo:color="#263038" loext:opacity="100%" style:font-name="Calibri" fo:font-size="12pt" officeooo:rsid="001fe637"/>
    </style:style>
    <style:style style:name="T32" style:family="text">
      <style:text-properties fo:color="#263038" loext:opacity="100%" style:font-name="Calibri" fo:font-size="12pt" fo:background-color="#ffffff" loext:char-shading-value="0"/>
    </style:style>
    <style:style style:name="T33" style:family="text">
      <style:text-properties fo:color="#263038" loext:opacity="100%" style:font-name="Calibri" fo:background-color="#ffffff" loext:char-shading-value="0"/>
    </style:style>
    <style:style style:name="T34" style:family="text">
      <style:text-properties fo:color="#263038" loext:opacity="100%" fo:background-color="#ffffff" loext:char-shading-value="0"/>
    </style:style>
    <style:style style:name="T35" style:family="text">
      <style:text-properties fo:color="#263038" loext:opacity="100%" fo:font-size="12pt"/>
    </style:style>
    <style:style style:name="T36" style:family="text">
      <style:text-properties fo:color="#263038" loext:opacity="100%" fo:font-size="12pt" officeooo:rsid="001fe637"/>
    </style:style>
    <style:style style:name="T37" style:family="text">
      <style:text-properties fo:color="#263038" loext:opacity="100%" fo:font-size="12pt" fo:background-color="#ffffff" loext:char-shading-value="0"/>
    </style:style>
    <style:style style:name="T38" style:family="text">
      <style:text-properties style:font-name="CMTT10" fo:font-size="11pt"/>
    </style:style>
    <style:style style:name="T39" style:family="text">
      <style:text-properties fo:font-size="11pt"/>
    </style:style>
    <style:style style:name="T40"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4">E</text:span><text:span text:style-name="T3">xperiment No: </text:span><text:span text:style-name="T6">2</text:span></text:p>
      <text:p text:style-name="P18"><text:span text:style-name="T6">Orthogonal Vectors </text:span></text:p>
      <text:p text:style-name="P23"><text:span text:style-name="T8">Aim: </text:span><text:span text:style-name="T2">To check if two vectors are orthogonal or not </text:span></text:p>
      <text:p text:style-name="P23"><text:span text:style-name="T8">Theory: </text:span></text:p>
      <text:p text:style-name="P12"><text:span text:style-name="T13">Two vectors are called orthogonal if their inner product is 0, as is the case for the two vectors (2,5,0)and(0,0,17): (2,5,0)*(0,0,17)=0+0+0=0. But also vectors like (3,–2,4) and (–2,3,3) are orthogonal: (3,–2,4)*(–2,3,3)=–6–6+12=0. </text:span></text:p>
      <text:p text:style-name="P17">By contrast, the vectors (1,2,3) and (4,2, –6) are not orthogonal (the inner product is –10), and (1, 2, 3) and (4, 2, –3) are “almost” orthogonal, with their inner product being –1 (which is “close” to zero). </text:p>
      <text:p text:style-name="P19"><text:span text:style-name="T15">C</text:span><text:span text:style-name="T14">ode:</text:span></text:p>
      <text:p text:style-name="P8"><text:span text:style-name="T14">#include&lt;iostream&gt;</text:span></text:p>
      <text:p text:style-name="P6">using namespace std;</text:p>
      <text:p text:style-name="P6">int main()</text:p>
      <text:p text:style-name="P7">{</text:p>
      <text:p text:style-name="P6"><text:s text:c="4"/>int a[20],b[20], n, i, innerProd = 0;</text:p>
      <text:p text:style-name="P6"><text:s text:c="4"/>cout&lt;&lt;"Enter␣the␣length␣of␣the␣two␣vectors:␣";</text:p>
      <text:p text:style-name="P6"><text:s text:c="4"/>cin&gt;&gt;n;</text:p>
      <text:p text:style-name="P6"><text:s text:c="4"/>cout&lt;&lt;"Enter␣the␣vector␣A:␣";</text:p>
      <text:p text:style-name="P7"><text:s text:c="4"/>for(i=0; i &lt; n; i++)</text:p>
      <text:p text:style-name="P6"><text:s text:c="7"/>cin&gt;&gt;a[i];</text:p>
      <text:p text:style-name="P6"><text:s text:c="4"/>cout&lt;&lt;"Enter␣the␣vector␣B:␣";</text:p>
      <text:p text:style-name="P7"><text:s text:c="4"/>for(i=0; i &lt; n; i++)</text:p>
      <text:p text:style-name="P17">cin&gt;&gt;b[i]; </text:p>
      <text:p text:style-name="P6"><text:s text:c="4"/>cout&lt;&lt;endl&lt;&lt;"Inner␣Product␣=␣";</text:p>
      <text:p text:style-name="P6"><text:s text:c="4"/>for(i = 0; i &lt; n; i++)</text:p>
      <text:p text:style-name="P7"><text:s text:c="4"/>{</text:p>
      <text:p text:style-name="P6"><text:s text:c="7"/>cout&lt;&lt;a[i]&lt;&lt;"*"&lt;&lt;b[i]&lt;&lt;"␣";</text:p>
      <text:p text:style-name="P7"><text:s text:c="7"/>if(i != n-1)</text:p>
      <text:p text:style-name="P6"><text:s text:c="11"/>cout&lt;&lt;"+␣";</text:p>
      <text:p text:style-name="P7"><text:s text:c="7"/>innerProd = innerProd + a[i]*b[i];</text:p>
      <text:p text:style-name="P17">} </text:p>
      <text:p text:style-name="P6">cout&lt;&lt;endl&lt;&lt;"␣␣␣␣␣␣␣␣␣␣␣␣␣␣=␣"&lt;&lt;innerProd&lt;&lt;endl;</text:p>
      <text:p text:style-name="P7"><text:s text:c="4"/>if(innerProd == 0)</text:p>
      <text:p text:style-name="P6"><text:soft-page-break/><text:s text:c="7"/>cout&lt;&lt;"Inner␣product␣of␣A␣and␣B␣is␣0.␣Therefore,␣vectors␣are␣orthogonal"&lt;&lt;</text:p>
      <text:p text:style-name="P7"><text:s text:c="11"/>endl;</text:p>
      <text:p text:style-name="P6"><text:s text:c="4"/>else</text:p>
      <text:p text:style-name="P7"><text:s text:c="7"/>cout&lt;&lt;"Inner␣product␣of␣A␣and␣B␣is␣not␣0.␣Therefore,␣vectors␣are␣not␣</text:p>
      <text:p text:style-name="P6"><text:s text:c="11"/>orthogonal"&lt;&lt;endl;</text:p>
      <text:p text:style-name="P7"><text:s text:c="4"/>return 0;</text:p>
      <text:p text:style-name="P17">} </text:p>
      <text:p text:style-name="P19"><text:span text:style-name="T14">Output:</text:span></text:p>
      <text:p text:style-name="P8"><text:span text:style-name="T14">Enter the length of the two vectors: 2</text:span></text:p>
      <text:p text:style-name="P6">Enter the vector A: 1 0</text:p>
      <text:p text:style-name="P7">Enter the vector B: 0 1</text:p>
      <text:p text:style-name="P17">Inner Product = 1*0 + 0*1 = 0 </text:p>
      <text:p text:style-name="P7">Inner product of A and B is 0. Therefore, vectors are orthogonal</text:p>
      <text:p text:style-name="P19"><text:span text:style-name="T14"/></text:p>
      <text:p text:style-name="P16"><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Conclusion: </text:span><text:span text:style-name="T16">A program to check if two vectors are orthogonal or not was successfully written and execu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ArialMT" svg:font-family="ArialMT"/>
    <style:font-face style:name="CMBX12" svg:font-family="CMBX12"/>
    <style:font-face style:name="CMR12" svg:font-family="CMR12"/>
    <style:font-face style:name="CMTT10" svg:font-family="CMTT10"/>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5:36:22.721435167</dc:date>
    <meta:editing-duration>PT2H40M31S</meta:editing-duration>
    <meta:editing-cycles>28</meta:editing-cycles>
    <meta:generator>LibreOffice/7.3.1.3$MacOSX_AARCH64 LibreOffice_project/a69ca51ded25f3eefd52d7bf9a5fad8c90b87951</meta:generator>
    <meta:document-statistic meta:table-count="0" meta:image-count="0" meta:object-count="0" meta:page-count="2" meta:paragraph-count="47" meta:word-count="229" meta:character-count="1740" meta:non-whitespace-character-count="1428"/>
  </office:meta>
</office:document-meta>
</file>